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awStream.writeTo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RawStream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Stream.create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Stream.ImageRawStream( ImageInfo info , ImageFlavor flavor , InputStreamFactory stream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RawStream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StreamFactory.SingleStreamFactory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StreamFactory.isUsedOnc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StreamFactory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RawStream.writeTo( Fil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RawStream.setInputStreamFactory( InputStream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RawStream.ImageRawStream( ImageInfo info , ImageFlavor flavor ,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StreamFactory.create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RawStream.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StreamFactory.isUsedOnc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StreamFactory.ByteArrayStreamFactory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StreamFactory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ngleStreamFactory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StreamFactory.create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